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52" calcext:value-type="float">
            <text:p>0.99652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34" calcext:value-type="float">
            <text:p>0.98634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04" calcext:value-type="float">
            <text:p>0.97004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818" calcext:value-type="float">
            <text:p>0.94818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127" calcext:value-type="float">
            <text:p>0.92127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967" calcext:value-type="float">
            <text:p>0.88967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381" calcext:value-type="float">
            <text:p>0.85381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427" calcext:value-type="float">
            <text:p>0.81427</text:p>
          </table:table-cell>
          <table:table-cell office:value-type="float" office:value="0.03885" calcext:value-type="float">
            <text:p>0.03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166" calcext:value-type="float">
            <text:p>0.77166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662" calcext:value-type="float">
            <text:p>0.72662</text:p>
          </table:table-cell>
          <table:table-cell office:value-type="float" office:value="0.05702" calcext:value-type="float">
            <text:p>0.05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973" calcext:value-type="float">
            <text:p>0.67973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154" calcext:value-type="float">
            <text:p>0.63154</text:p>
          </table:table-cell>
          <table:table-cell office:value-type="float" office:value="0.07517" calcext:value-type="float">
            <text:p>0.07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254" calcext:value-type="float">
            <text:p>0.58254</text:p>
          </table:table-cell>
          <table:table-cell office:value-type="float" office:value="0.08347" calcext:value-type="float">
            <text:p>0.08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22" calcext:value-type="float">
            <text:p>0.53322</text:p>
          </table:table-cell>
          <table:table-cell office:value-type="float" office:value="0.09089" calcext:value-type="float">
            <text:p>0.09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02" calcext:value-type="float">
            <text:p>0.48402</text:p>
          </table:table-cell>
          <table:table-cell office:value-type="float" office:value="0.09723" calcext:value-type="float">
            <text:p>0.09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54" calcext:value-type="float">
            <text:p>0.4354</text:p>
          </table:table-cell>
          <table:table-cell office:value-type="float" office:value="0.10229" calcext:value-type="float">
            <text:p>0.1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779" calcext:value-type="float">
            <text:p>0.38779</text:p>
          </table:table-cell>
          <table:table-cell office:value-type="float" office:value="0.10592" calcext:value-type="float">
            <text:p>0.1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159" calcext:value-type="float">
            <text:p>0.34159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72" calcext:value-type="float">
            <text:p>0.2972</text:p>
          </table:table-cell>
          <table:table-cell office:value-type="float" office:value="0.10846" calcext:value-type="float">
            <text:p>0.1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96" calcext:value-type="float">
            <text:p>0.25496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21" calcext:value-type="float">
            <text:p>0.21521</text:p>
          </table:table-cell>
          <table:table-cell office:value-type="float" office:value="0.10428" calcext:value-type="float">
            <text:p>0.1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25" calcext:value-type="float">
            <text:p>0.17825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32" calcext:value-type="float">
            <text:p>0.14432</text:p>
          </table:table-cell>
          <table:table-cell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63" calcext:value-type="float">
            <text:p>0.11363</text:p>
          </table:table-cell>
          <table:table-cell office:value-type="float" office:value="0.08562" calcext:value-type="float">
            <text:p>0.08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37" calcext:value-type="float">
            <text:p>0.08637</text:p>
          </table:table-cell>
          <table:table-cell office:value-type="float" office:value="0.07647" calcext:value-type="float">
            <text:p>0.07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69" calcext:value-type="float">
            <text:p>0.0626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72" calcext:value-type="float">
            <text:p>0.04272</text:p>
          </table:table-cell>
          <table:table-cell office:value-type="float" office:value="0.05491" calcext:value-type="float">
            <text:p>0.05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1" calcext:value-type="float">
            <text:p>0.0141</text:p>
          </table:table-cell>
          <table:table-cell office:value-type="float" office:value="0.03081" calcext:value-type="float">
            <text:p>0.0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2" calcext:value-type="float">
            <text:p>0.00562</text:p>
          </table:table-cell>
          <table:table-cell office:value-type="float" office:value="0.01871" calcext:value-type="float">
            <text:p>0.0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3" calcext:value-type="float">
            <text:p>0.00103</text:p>
          </table:table-cell>
          <table:table-cell office:value-type="float" office:value="0.00711" calcext:value-type="float">
            <text:p>0.00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7" calcext:value-type="float">
            <text:p>0.00027</text:p>
          </table:table-cell>
          <table:table-cell office:value-type="float" office:value="-0.00327" calcext:value-type="float">
            <text:p>-0.0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25" calcext:value-type="float">
            <text:p>0.00425</text:p>
          </table:table-cell>
          <table:table-cell office:value-type="float" office:value="-0.01115" calcext:value-type="float">
            <text:p>-0.0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14" calcext:value-type="float">
            <text:p>0.01414</text:p>
          </table:table-cell>
          <table:table-cell office:value-type="float" office:value="-0.01701" calcext:value-type="float">
            <text:p>-0.0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" calcext:value-type="float">
            <text:p>0.02991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99" calcext:value-type="float">
            <text:p>0.05099</text:p>
          </table:table-cell>
          <table:table-cell office:value-type="float" office:value="-0.02623" calcext:value-type="float">
            <text:p>-0.0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1" calcext:value-type="float">
            <text:p>0.0771</text:p>
          </table:table-cell>
          <table:table-cell office:value-type="float" office:value="-0.02948" calcext:value-type="float">
            <text:p>-0.0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98" calcext:value-type="float">
            <text:p>0.10798</text:p>
          </table:table-cell>
          <table:table-cell office:value-type="float" office:value="-0.03179" calcext:value-type="float">
            <text:p>-0.03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28" calcext:value-type="float">
            <text:p>0.14328</text:p>
          </table:table-cell>
          <table:table-cell office:value-type="float" office:value="-0.03319" calcext:value-type="float">
            <text:p>-0.03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65" calcext:value-type="float">
            <text:p>0.18265</text:p>
          </table:table-cell>
          <table:table-cell office:value-type="float" office:value="-0.03367" calcext:value-type="float">
            <text:p>-0.03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7" calcext:value-type="float">
            <text:p>0.2257</text:p>
          </table:table-cell>
          <table:table-cell office:value-type="float" office:value="-0.03327" calcext:value-type="float">
            <text:p>-0.03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199" calcext:value-type="float">
            <text:p>0.27199</text:p>
          </table:table-cell>
          <table:table-cell office:value-type="float" office:value="-0.03206" calcext:value-type="float">
            <text:p>-0.03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105" calcext:value-type="float">
            <text:p>0.32105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238" calcext:value-type="float">
            <text:p>0.37238</text:p>
          </table:table-cell>
          <table:table-cell office:value-type="float" office:value="-0.02747" calcext:value-type="float">
            <text:p>-0.0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47" calcext:value-type="float">
            <text:p>0.42547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79" calcext:value-type="float">
            <text:p>0.47979</text:p>
          </table:table-cell>
          <table:table-cell office:value-type="float" office:value="-0.02064" calcext:value-type="float">
            <text:p>-0.0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477" calcext:value-type="float">
            <text:p>0.53477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975" calcext:value-type="float">
            <text:p>0.58975</text:p>
          </table:table-cell>
          <table:table-cell office:value-type="float" office:value="-0.01295" calcext:value-type="float">
            <text:p>-0.0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403" calcext:value-type="float">
            <text:p>0.64403</text:p>
          </table:table-cell>
          <table:table-cell office:value-type="float" office:value="-0.00927" calcext:value-type="float">
            <text:p>-0.0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92" calcext:value-type="float">
            <text:p>0.69692</text:p>
          </table:table-cell>
          <table:table-cell office:value-type="float" office:value="-0.00593" calcext:value-type="float">
            <text:p>-0.00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768" calcext:value-type="float">
            <text:p>0.74768</text:p>
          </table:table-cell>
          <table:table-cell office:value-type="float" office:value="-0.00307" calcext:value-type="float">
            <text:p>-0.00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557" calcext:value-type="float">
            <text:p>0.79557</text:p>
          </table:table-cell>
          <table:table-cell office:value-type="float" office:value="-0.00079" calcext:value-type="float">
            <text:p>-0.0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99" calcext:value-type="float">
            <text:p>0.8399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98" calcext:value-type="float">
            <text:p>0.87998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18" calcext:value-type="float">
            <text:p>0.9151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491" calcext:value-type="float">
            <text:p>0.9449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64" calcext:value-type="float">
            <text:p>0.96864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93" calcext:value-type="float">
            <text:p>0.98593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46" calcext:value-type="float">
            <text:p>0.9964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3:47:00.695350089</meta:creation-date>
    <dc:date>2023-02-20T14:07:59.225950667</dc:date>
    <meta:editing-duration>PT10M46S</meta:editing-duration>
    <meta:editing-cycles>3</meta:editing-cycles>
    <meta:generator>LibreOffice/6.4.7.2$Linux_X86_64 LibreOffice_project/40$Build-2</meta:generator>
    <meta:document-statistic meta:table-count="1" meta:cell-count="180" meta:object-count="0"/>
  </office:meta>
</office:document-meta>
</file>